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weight="bold" style:font-weight-asian="bold" style:font-weight-complex="bold"/>
    </style:style>
    <style:style style:name="P2" style:family="paragraph" style:parent-style-name="Standard">
      <style:text-properties style:font-name="Bitstream Vera Sans Mono" fo:font-weight="bold" officeooo:paragraph-rsid="001c0ef3" style:font-weight-asian="bold" style:font-weight-complex="bold"/>
    </style:style>
    <style:style style:name="P3" style:family="paragraph" style:parent-style-name="Standard">
      <style:text-properties officeooo:rsid="0020cad0" officeooo:paragraph-rsid="0020ca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8dc9" style:font-weight-asian="bold" style:font-weight-complex="bold"/>
    </style:style>
    <style:style style:name="T3" style:family="text">
      <style:text-properties style:font-name="Bitstream Vera Sans Mono"/>
    </style:style>
    <style:style style:name="T4" style:family="text">
      <style:text-properties style:font-name="Bitstream Vera Sans Mono" fo:font-weight="bold" style:font-weight-asian="bold" style:font-weight-complex="bold"/>
    </style:style>
    <style:style style:name="T5" style:family="text">
      <style:text-properties style:font-name="Bitstream Vera Sans Mono" fo:font-weight="bold" officeooo:rsid="00208dc9" style:font-weight-asian="bold" style:font-weight-complex="bold"/>
    </style:style>
    <style:style style:name="T6" style:family="text">
      <style:text-properties officeooo:rsid="001c0ef3"/>
    </style:style>
    <style:style style:name="T7" style:family="text">
      <style:text-properties officeooo:rsid="001d3a01"/>
    </style:style>
    <style:style style:name="T8" style:family="text">
      <style:text-properties officeooo:rsid="001e6789"/>
    </style:style>
    <style:style style:name="T9" style:family="text">
      <style:text-properties officeooo:rsid="001ee82d"/>
    </style:style>
    <style:style style:name="T10" style:family="text">
      <style:text-properties officeooo:rsid="00208dc9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W 2 – Fixing <text:span text:style-name="T10">function</text:span> <text:span text:style-name="T3">int2bin</text:span> </text:h>
      <text:p text:style-name="P3">Due Date: Monday, January 7 by 9:30AM. </text:p>
      <text:p text:style-name="P3"/>
      <text:p text:style-name="Standard">In this homework you are going to fix the version of <text:span text:style-name="T4">int2bin</text:span> that printed the binary representation of a string in reverse (the wrong order). For example <text:span text:style-name="T4">int2bin(43)</text:span> printed 110101 (incorrect) instead of 101011 (correct).</text:p>
      <text:p text:style-name="Standard"/>
      <text:p text:style-name="P1">// incorrect version of int2bin <text:span text:style-name="T6">we wrote in class</text:span></text:p>
      <text:p text:style-name="P2">void int2bin(int n) {</text:p>
      <text:p text:style-name="P2"><text:span text:style-name="T6"><text:s text:c="4"/>w</text:span>hile (n &gt; 0) {</text:p>
      <text:p text:style-name="P1"><text:s text:c="8"/>printf("%d", n % 2);</text:p>
      <text:p text:style-name="P1"><text:s text:c="8"/>n = n / 2;</text:p>
      <text:p text:style-name="P1"><text:s text:c="4"/>}</text:p>
      <text:p text:style-name="P1"><text:s text:c="4"/>printf("\n");</text:p>
      <text:p text:style-name="P1">}</text:p>
      <text:p text:style-name="P1"/>
      <text:p text:style-name="Standard">One way to fix this is to use a string in C. A string is just an array of characters where the last character is the special control character <text:span text:style-name="T4">'\0'</text:span>. This control character terminates the string. <text:s/><text:span text:style-name="T7">For example:</text:span></text:p>
      <text:p text:style-name="P1"/>
      <text:p text:style-name="P1">char str[10]; <text:s text:c="2"/>// str is an array of ten characters</text:p>
      <text:p text:style-name="P1">str[0] = '1';</text:p>
      <text:p text:style-name="P1">str[1] = '0';</text:p>
      <text:p text:style-name="P1">str[2] = '1';</text:p>
      <text:p text:style-name="P1">str[3] = '\0'; <text:s/>// terminate the string with '\0'</text:p>
      <text:p text:style-name="P1"/>
      <text:p text:style-name="Standard">You can print strings with the <text:span text:style-name="T4">%s</text:span> format specifier.</text:p>
      <text:p text:style-name="Standard"/>
      <text:p text:style-name="P1">printf("str is %s\n", str); // <text:span text:style-name="T7">prints</text:span> 101 and <text:span text:style-name="T8">a</text:span> newline</text:p>
      <text:p text:style-name="P1"/>
      <text:p text:style-name="Standard">You print a single character using the <text:span text:style-name="T4">%c </text:span>format specifier.</text:p>
      <text:p text:style-name="Standard"/>
      <text:p text:style-name="P1">printf("%c", str[0]); // print the first character in str</text:p>
      <text:p text:style-name="P1"/>
      <text:p text:style-name="Standard"><text:span text:style-name="T11">Part 1 [10 points]</text:span> Fix the <text:span text:style-name="T4">int2bin</text:span> function so that the functions prints the binary representation of an integer in the correct order. </text:p>
      <text:p text:style-name="Standard"/>
      <text:p text:style-name="Standard"><text:span text:style-name="T11">Part 2 [10 points]</text:span> Write a main program that prompts the user to enter an integer to convert to binary, and continues until they enter a negative value. <text:s/><text:span text:style-name="T9">Here is some sample output of my version. Your output should look similar.</text:span></text:p>
      <text:p text:style-name="Standard"/>
      <text:p text:style-name="P1">ehar@raspberrypi:~/ehar_CS220/hw2 $ ./i2b</text:p>
      <text:p text:style-name="P1"/>
      <text:p text:style-name="P1">Enter an int: 23</text:p>
      <text:p text:style-name="P1">23 = 10111</text:p>
      <text:p text:style-name="P1"/>
      <text:p text:style-name="P1">Enter an int: 3</text:p>
      <text:p text:style-name="P1">3 = 11</text:p>
      <text:p text:style-name="P1"/>
      <text:p text:style-name="P1"/>
      <text:p text:style-name="P1"><text:soft-page-break/>Enter an int: 5</text:p>
      <text:p text:style-name="P1">5 = 101</text:p>
      <text:p text:style-name="P1"/>
      <text:p text:style-name="P1">Enter an int: 9</text:p>
      <text:p text:style-name="P1">9 = 1001</text:p>
      <text:p text:style-name="P1"/>
      <text:p text:style-name="P1">Enter an int: 200</text:p>
      <text:p text:style-name="P1">200 = 11001000</text:p>
      <text:p text:style-name="P1"/>
      <text:p text:style-name="P1">Enter an int: 123456789</text:p>
      <text:p text:style-name="P1">123456789 = 111010110111100110100010101</text:p>
      <text:p text:style-name="P1"/>
      <text:p text:style-name="P1">Enter an int: -1</text:p>
      <text:p text:style-name="P1">Bye.</text:p>
      <text:p text:style-name="P1"/>
      <text:h text:style-name="Heading_20_1" text:outline-level="1">What to turn in</text:h>
      <text:p text:style-name="Text_20_body"><text:span text:style-name="T10">Create a directory named </text:span><text:span text:style-name="T5">hw2</text:span><text:span text:style-name="T10"> in your repository that contains file </text:span><text:span text:style-name="T5">main.c, int2bin.c,</text:span><text:span text:style-name="T10"> and </text:span><text:span text:style-name="T5">int2bin.h</text:span><text:span text:style-name="T10">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4:55:44.303014644</meta:creation-date>
    <dc:date>2022-01-31T15:32:45.614124942</dc:date>
    <meta:editing-duration>PT36M9S</meta:editing-duration>
    <meta:editing-cycles>11</meta:editing-cycles>
    <meta:generator>LibreOffice/6.1.5.2$Linux_ARM_EABI LibreOffice_project/10$Build-2</meta:generator>
    <meta:document-statistic meta:table-count="0" meta:image-count="0" meta:object-count="0" meta:page-count="2" meta:paragraph-count="40" meta:word-count="314" meta:character-count="1745" meta:non-whitespace-character-count="1432"/>
  </office:meta>
</office:document-meta>
</file>